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ttrGoth12 BT" svg:font-family="'LettrGoth12 BT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Frobisher" svg:font-family="Frobisher" style:font-adornments="Standar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38cm" fo:min-width="5.056cm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objectwithoutfill">
      <style:graphic-properties draw:marker-end="Linienspitzen_20_1" draw:marker-end-width="0.5cm" draw:fill="none" draw:textarea-vertical-align="middle"/>
    </style:style>
    <style:style style:name="gr5" style:family="graphic" style:parent-style-name="objectwithoutfill">
      <style:graphic-properties draw:marker-start="Linienspitzen_20_2" draw:marker-start-width="0.5cm" draw:marker-end="" draw:marker-end-width="0.3cm" draw:fill="none" draw:textarea-vertical-align="middl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fo:min-height="1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text-autospace="none"/>
      <style:text-properties style:font-name="LettrGoth12 BT" fo:font-size="24pt" style:font-name-asian="LettrGoth12 BT" style:font-size-asian="24pt" style:font-name-complex="LettrGoth12 BT" style:font-size-complex="24pt"/>
    </style:style>
    <style:style style:name="P5" style:family="paragraph">
      <style:paragraph-properties fo:text-align="start" style:text-autospace="none"/>
      <style:text-properties style:font-name="LettrGoth12 BT" fo:font-size="12pt" style:font-name-asian="LettrGoth12 BT" style:font-size-asian="12pt" style:font-name-complex="LettrGoth12 B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0000a0" style:text-outline="false" style:text-line-through-style="none" style:text-line-through-type="none" style:font-name="LettrGoth12 BT" fo:font-size="24pt" fo:font-style="normal" fo:text-shadow="none" style:text-underline-style="none" fo:font-weight="bold" style:letter-kerning="true" style:font-name-asian="LettrGoth12 BT" style:font-size-asian="24pt" style:font-style-asian="normal" style:font-weight-asian="bold" style:font-name-complex="LettrGoth12 BT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ettrGoth12 BT" fo:font-size="24pt" fo:font-style="normal" fo:text-shadow="none" style:text-underline-style="none" style:letter-kerning="true" style:font-name-asian="LettrGoth12 BT" style:font-size-asian="24pt" style:font-style-asian="normal" style:font-name-complex="LettrGoth12 BT" style:font-size-complex="24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ettrGoth12 BT" fo:font-size="24pt" fo:font-style="normal" fo:text-shadow="none" style:text-underline-style="none" fo:font-weight="bold" style:letter-kerning="true" style:font-name-asian="LettrGoth12 BT" style:font-size-asian="24pt" style:font-style-asian="normal" style:font-weight-asian="bold" style:font-name-complex="LettrGoth12 BT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ettrGoth12 BT" fo:font-size="24pt" fo:font-style="normal" fo:text-shadow="none" style:text-underline-style="none" fo:font-weight="normal" style:letter-kerning="true" style:font-name-asian="LettrGoth12 BT" style:font-size-asian="24pt" style:font-style-asian="normal" style:font-weight-asian="normal" style:font-name-complex="LettrGoth12 BT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17260" style:text-outline="false" style:text-line-through-style="none" style:text-line-through-type="none" style:font-name="LettrGoth12 BT" fo:font-size="24pt" fo:font-style="normal" fo:text-shadow="none" style:text-underline-style="none" fo:font-weight="normal" style:letter-kerning="true" style:font-name-asian="LettrGoth12 BT" style:font-size-asian="24pt" style:font-style-asian="normal" style:font-weight-asian="normal" style:font-name-complex="LettrGoth12 BT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ettrGoth12 BT" fo:font-size="24pt" style:font-name-asian="LettrGoth12 BT" style:font-size-asian="24pt" style:font-name-complex="LettrGoth12 BT" style:font-size-complex="24pt"/>
    </style:style>
    <style:style style:name="T8" style:family="text">
      <style:text-properties fo:color="#6a3e3e" style:font-name="LettrGoth12 BT" fo:font-size="24pt" style:font-name-asian="LettrGoth12 BT" style:font-size-asian="24pt" style:font-name-complex="LettrGoth12 BT" style:font-size-complex="24pt"/>
    </style:style>
    <style:style style:name="T9" style:family="text">
      <style:text-properties fo:color="#000000" style:font-name="LettrGoth12 BT" fo:font-size="24pt" fo:font-style="italic" style:font-name-asian="LettrGoth12 BT" style:font-size-asian="24pt" style:font-style-asian="italic" style:font-name-complex="LettrGoth12 BT" style:font-size-complex="24pt" style:font-style-complex="italic"/>
    </style:style>
    <style:style style:name="T10" style:family="text">
      <style:text-properties fo:color="#417260" style:font-name="LettrGoth12 BT" fo:font-size="24pt" style:font-name-asian="LettrGoth12 BT" style:font-size-asian="24pt" style:font-name-complex="LettrGoth12 B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808000" style:font-name="LettrGoth12 BT" fo:font-size="24pt" style:font-name-asian="LettrGoth12 BT" style:font-size-asian="24pt" style:font-name-complex="LettrGoth12 BT" style:font-size-complex="24pt"/>
    </style:style>
    <style:style style:name="T13" style:family="text">
      <style:text-properties fo:font-variant="normal" fo:text-transform="none" fo:color="#6a3e3e" style:text-outline="false" style:text-line-through-style="none" style:text-line-through-type="none" style:font-name="LettrGoth12 BT" fo:font-size="24pt" fo:font-style="normal" fo:text-shadow="none" style:text-underline-style="none" fo:font-weight="normal" style:letter-kerning="true" style:font-name-asian="LettrGoth12 BT" style:font-size-asian="24pt" style:font-style-asian="normal" style:font-weight-asian="normal" style:font-name-complex="LettrGoth12 BT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a0" style:font-name="LettrGoth12 BT" fo:font-size="24pt" fo:font-weight="bold" style:font-name-asian="LettrGoth12 BT" style:font-size-asian="24pt" style:font-weight-asian="bold" style:font-name-complex="LettrGoth12 BT" style:font-size-complex="24pt" style:font-weight-complex="bold"/>
    </style:style>
    <style:style style:name="T15" style:family="text">
      <style:text-properties fo:color="#2770b1" style:font-name="LettrGoth12 BT" fo:font-size="24pt" style:font-name-asian="LettrGoth12 BT" style:font-size-asian="24pt" style:font-name-complex="LettrGoth12 B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Kommunikations-Framework</text:p>
          </draw:text-box>
        </draw:frame>
        <draw:frame presentation:style-name="pr2" draw:layer="layout" svg:width="26cm" svg:height="14cm" svg:x="1cm" svg:y="5.3cm" presentation:class="outline" presentation:user-transformed="true">
          <draw:text-box>
            <text:p text:style-name="P1"><text:span text:style-name="T1">Ziel: Abstraktion der Kommunikation mit anderen Software-Systemen</text:span></text:p>
            <text:list text:style-name="L2">
              <text:list-item>
                <text:p>einfache Nutzung für alle Entwickler</text:p>
              </text:list-item>
              <text:list-item>
                <text:p>weitgehend automatisches Resource-Handling</text:p>
              </text:list-item>
              <text:list-item>
                <text:p>zentrale Stelle für Logging, Konfiguration etc.</text:p>
              </text:list-item>
              <text:list-item>
                <text:p>Kommunikationsobjekte als Parameter</text:p>
              </text:list-item>
              <text:list-item>
                <text:p>basierend auf Functions für einfache Nutzung bestehender Funktionalitä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1" draw:layer="layout" svg:width="26cm" svg:height="2.663cm" svg:x="1cm" svg:y="0.837cm" presentation:class="title">
          <draw:text-box>
            <text:p>Klassenstruktur</text:p>
          </draw:text-box>
        </draw:frame>
        <draw:custom-shape draw:style-name="gr2" draw:text-style-name="P1" xml:id="id1" draw:id="id1" draw:layer="layout" svg:width="6cm" svg:height="5cm" svg:x="4cm" svg:y="6cm">
          <text:p text:style-name="P1">Endpoi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6cm" svg:height="5cm" svg:x="10.9cm" svg:y="13.4cm">
          <text:p text:style-name="P1">Conne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6cm" svg:height="5cm" svg:x="18cm" svg:y="6cm">
          <text:p text:style-name="P1">Communication</text:p>
          <text:p text:style-name="P1">Metho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svg:x1="7cm" svg:y1="11cm" svg:x2="10.9cm" svg:y2="15.9cm" draw:start-shape="id1" draw:end-shape="id2" draw:end-glue-point="5" svg:d="M7000 11000v4900h3900" svg:viewBox="0 0 3901 4901">
          <text:p text:style-name="P1">connect()</text:p>
        </draw:connector>
        <draw:connector draw:style-name="gr4" draw:text-style-name="P3" draw:layer="layout" svg:x1="21cm" svg:y1="11cm" svg:x2="16.9cm" svg:y2="15.9cm" draw:start-shape="id3" draw:start-glue-point="6" draw:end-shape="id2" draw:end-glue-point="7" svg:d="M21000 11000v4900h-4100" svg:viewBox="0 0 4101 4901">
          <text:p text:style-name="P1">evaluate()</text:p>
        </draw:connector>
        <draw:connector draw:style-name="gr5" draw:text-style-name="P3" draw:layer="layout" svg:x1="10cm" svg:y1="8.5cm" svg:x2="18cm" svg:y2="8.5cm" draw:start-shape="id1" draw:start-glue-point="7" draw:end-shape="id3" draw:end-glue-point="5" svg:d="M10000 8500h8000" svg:viewBox="0 0 8001 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>
        <draw:frame presentation:style-name="pr4" draw:layer="layout" svg:width="26cm" svg:height="2.663cm" svg:x="1cm" svg:y="0.837cm" presentation:class="title">
          <draw:text-box>
            <text:p>Funktionen als Basis</text:p>
          </draw:text-box>
        </draw:frame>
        <draw:frame presentation:style-name="pr5" draw:text-style-name="P7" draw:layer="layout" svg:width="26cm" svg:height="14cm" svg:x="1cm" svg:y="5.5cm" presentation:class="subtitle">
          <draw:text-box>
            <text:p text:style-name="P4"><text:span text:style-name="T2">public</text:span><text:span text:style-name="T3"> </text:span><text:span text:style-name="T2">abstract</text:span><text:span text:style-name="T3"> </text:span><text:span text:style-name="T2">class</text:span><text:span text:style-name="T3"> Endpoint </text:span></text:p>
            <text:p text:style-name="P4"><text:span text:style-name="T4"><text:tab/></text:span><text:span text:style-name="T2">extends</text:span><text:span text:style-name="T5"> AbstractFunction&lt;Relatable, Connection&gt;</text:span></text:p>
            <text:p text:style-name="P4"><text:span text:style-name="T5">{</text:span></text:p>
            <text:p text:style-name="P5"><text:span text:style-name="T5"><text:tab/></text:span><text:span text:style-name="T2">public</text:span><text:span text:style-name="T5"> Connection connect(Relatable </text:span><text:span text:style-name="T6">rParams</text:span><text:span text:style-name="T5">) {}</text:span></text:p>
            <text:p text:style-name="P4"><text:span text:style-name="T5">}</text:span></text:p>
            <text:p text:style-name="P4"><text:span text:style-name="T5"/></text:p>
            <text:p text:style-name="P4"><text:span text:style-name="T2">public</text:span><text:span text:style-name="T5"> </text:span><text:span text:style-name="T2">abstract</text:span><text:span text:style-name="T5"> </text:span><text:span text:style-name="T2">class</text:span><text:span text:style-name="T5"> CommunicationMethod&lt;I, O&gt;</text:span></text:p>
            <text:p text:style-name="P4"><text:span text:style-name="T5"><text:tab/></text:span><text:span text:style-name="T2">extends</text:span><text:span text:style-name="T5"> AbstractBinaryFunction&lt;I, Connection, O&gt;</text:span></text:p>
            <text:p text:style-name="P4"><text:span text:style-name="T5">{</text:span></text:p>
            <text:p text:style-name="P6"><text:span text:style-name="T5"><text:tab/></text:span><text:span text:style-name="T2">public</text:span><text:span text:style-name="T5"> </text:span><text:span text:style-name="T2">abstract</text:span><text:span text:style-name="T5"> O doOn(Connection </text:span><text:span text:style-name="T6">rConnection</text:span><text:span text:style-name="T5">, I </text:span><text:span text:style-name="T6">rInput</text:span><text:span text:style-name="T5">);</text:span></text:p>
            <text:p text:style-name="P5"><text:span text:style-name="T5"><text:tab/></text:span><text:span text:style-name="T2">public</text:span><text:span text:style-name="T5"> O getFrom(Connection </text:span><text:span text:style-name="T6">rConnection</text:span><text:span text:style-name="T5">, I </text:span><text:span text:style-name="T6">rInput</text:span><text:span text:style-name="T5">) {}</text:span></text:p>
            <text:p text:style-name="P6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0">
        <draw:frame presentation:style-name="pr4" draw:layer="layout" svg:width="26cm" svg:height="2.663cm" svg:x="1cm" svg:y="0.837cm" presentation:class="title">
          <draw:text-box>
            <text:p>Beispiel: statische Nutzung</text:p>
          </draw:text-box>
        </draw:frame>
        <draw:frame presentation:style-name="pr5" draw:text-style-name="P7" draw:layer="layout" svg:width="26cm" svg:height="14cm" svg:x="1cm" svg:y="5.5cm" presentation:class="subtitle">
          <draw:text-box>
            <text:p text:style-name="P4"><text:span text:style-name="T7">Endpoint </text:span><text:span text:style-name="T8">aExampleOrg</text:span><text:span text:style-name="T7"> = Endpoint.</text:span><text:span text:style-name="T9">at</text:span><text:span text:style-name="T7">(</text:span><text:span text:style-name="T10">"http://example.org“</text:span><text:span text:style-name="T7">);</text:span></text:p>
            <text:p text:style-name="P4"><text:span text:style-name="T11"/></text:p>
            <text:p text:style-name="P4"><text:span text:style-name="T7">Function&lt;String, String&gt; </text:span><text:span text:style-name="T8">fGetBody</text:span><text:span text:style-name="T7"> =</text:span></text:p>
            <text:p text:style-name="P4"><text:span text:style-name="T9"><text:s text:c="3"/></text:span><text:span text:style-name="T9">httpGet</text:span><text:span text:style-name="T7">(</text:span><text:span text:style-name="T12">"index.html"</text:span><text:span text:style-name="T7">).from(</text:span><text:span text:style-name="T8">aExampleOrg</text:span><text:span text:style-name="T7">)</text:span></text:p>
            <text:p text:style-name="P4"><text:span text:style-name="T7"><text:s text:c="24"/></text:span><text:span text:style-name="T7">.then(</text:span><text:span text:style-name="T9">find</text:span><text:span text:style-name="T7">(</text:span><text:span text:style-name="T12">"(?s)&lt;body&gt;(.*)&lt;/body&gt;"</text:span><text:span text:style-name="T7">));</text:span></text:p>
            <text:p text:style-name="P4"><text:span text:style-name="T11"/></text:p>
            <text:p text:style-name="P4"><text:span text:style-name="T7">String sBody = </text:span><text:span text:style-name="T8">fGetBody</text:span><text:span text:style-name="T7">.resul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0">
        <draw:frame presentation:style-name="pr4" draw:layer="layout" svg:width="26cm" svg:height="2.663cm" svg:x="1cm" svg:y="0.837cm" presentation:class="title">
          <draw:text-box>
            <text:p>Beispiel: dynamische Nutzung</text:p>
          </draw:text-box>
        </draw:frame>
        <draw:frame presentation:style-name="pr5" draw:text-style-name="P7" draw:layer="layout" svg:width="26cm" svg:height="14cm" svg:x="1cm" svg:y="5.5cm" presentation:class="subtitle">
          <draw:text-box>
            <text:p text:style-name="P5"><text:span text:style-name="T7">Endpoint </text:span><text:span text:style-name="T8">aExampleOrg</text:span><text:span text:style-name="T7"> = Endpoint.</text:span><text:span text:style-name="T9">at</text:span><text:span text:style-name="T7">(</text:span><text:span text:style-name="T10">"</text:span><text:span text:style-name="T10"><text:a xlink:href="http://example.org/" xlink:type="simple">http://example.org</text:a></text:span><text:span text:style-name="T10">“</text:span><text:span text:style-name="T7">);</text:span></text:p>
            <text:p text:style-name="P5"><text:span text:style-name="T5"/></text:p>
            <text:p text:style-name="P5"><text:span text:style-name="T2">try</text:span><text:span text:style-name="T5"> (Connection </text:span><text:span text:style-name="T13">rConnection</text:span><text:span text:style-name="T5"> = </text:span><text:span text:style-name="T13">aExampleOrg</text:span><text:span text:style-name="T5">.connect())</text:span></text:p>
            <text:p text:style-name="P4"><text:span text:style-name="T11">{</text:span></text:p>
            <text:p text:style-name="P4"><text:span text:style-name="T7"><text:tab/></text:span><text:span text:style-name="T7">Function&lt;String, String&gt; </text:span><text:span text:style-name="T8">fGetBody</text:span><text:span text:style-name="T7"> =</text:span></text:p>
            <text:p text:style-name="P4"><text:span text:style-name="T9"><text:s text:c="3"/></text:span><text:span text:style-name="T9"><text:tab/></text:span><text:span text:style-name="T9">httpGet</text:span><text:span text:style-name="T7">(</text:span><text:span text:style-name="T7">).then(</text:span><text:span text:style-name="T9">find</text:span><text:span text:style-name="T7">(</text:span><text:span text:style-name="T12">"(?s)&lt;body&gt;(.*)&lt;/body&gt;"</text:span><text:span text:style-name="T7">));</text:span></text:p>
            <text:p text:style-name="P4"><text:span text:style-name="T11"/></text:p>
            <text:p text:style-name="P4"><text:span text:style-name="T7"><text:tab/></text:span><text:span text:style-name="T7">String sBody = </text:span><text:span text:style-name="T8">fGetBody</text:span><text:span text:style-name="T7">.getFrom(rConnection,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2">"index.html“</text:span><text:span text:style-name="T7">);</text:span></text:p>
            <text:p text:style-name="P4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0">
        <draw:frame presentation:style-name="pr4" draw:layer="layout" svg:width="26cm" svg:height="2.663cm" svg:x="1cm" svg:y="0.837cm" presentation:class="title">
          <draw:text-box>
            <text:p>Beispiel: Connection-Parameter</text:p>
          </draw:text-box>
        </draw:frame>
        <draw:frame presentation:style-name="pr5" draw:text-style-name="P7" draw:layer="layout" svg:width="26cm" svg:height="14cm" svg:x="1.2cm" svg:y="5.5cm" presentation:class="subtitle" presentation:user-transformed="true">
          <draw:text-box>
            <text:p text:style-name="P4"><text:span text:style-name="T7">Relatable aParams = </text:span><text:span text:style-name="T14">new</text:span><text:span text:style-name="T7"> RelatedObject();</text:span></text:p>
            <text:p text:style-name="P4"><text:span text:style-name="T7"/></text:p>
            <text:p text:style-name="P4"><text:span text:style-name="T15">aParams</text:span><text:span text:style-name="T7">.set(CommunicationRelationTypes.</text:span><text:span text:style-name="T15">USER_NAME</text:span><text:span text:style-name="T7">, </text:span><text:span text:style-name="T12">"foo"</text:span><text:span text:style-name="T7">);</text:span></text:p>
            <text:p text:style-name="P4"><text:span text:style-name="T7">aParams.set(CommunicationRelationTypes.</text:span><text:span text:style-name="T15">PASSWORD</text:span><text:span text:style-name="T7">, </text:span><text:span text:style-name="T12">"bar"</text:span><text:span text:style-name="T7">);</text:span></text:p>
            <text:p text:style-name="P4"><text:span text:style-name="T7"/></text:p>
            <text:p text:style-name="P5"><text:span text:style-name="T7">EndpointChain&lt;String, List&lt;String&gt;&gt; </text:span><text:span text:style-name="T8">fListRoot</text:span><text:span text:style-name="T7"> =</text:span></text:p>
            <text:p text:style-name="P5"><text:span text:style-name="T7"><text:tab/></text:span><text:span text:style-name="T7">SftpEndpoint</text:span></text:p>
            <text:p text:style-name="P5"><text:span text:style-name="T7"><text:tab/></text:span><text:span text:style-name="T7"><text:tab/></text:span><text:span text:style-name="T7">.</text:span><text:span text:style-name="T9">listDir</text:span><text:span text:style-name="T7">(</text:span><text:span text:style-name="T12">"."</text:span><text:span text:style-name="T7">)</text:span></text:p>
            <text:p text:style-name="P5"><text:span text:style-name="T7"><text:tab/></text:span><text:span text:style-name="T7"><text:tab/></text:span><text:span text:style-name="T7">.from(Endpoint.</text:span><text:span text:style-name="T9">at</text:span><text:span text:style-name="T7">(</text:span><text:span text:style-name="T12">"sftp://docker1.lemarit.com:2223"</text:span><text:span text:style-name="T7">));</text:span></text:p>
            <text:p text:style-name="P5"><text:span text:style-name="T7"/></text:p>
            <text:p text:style-name="P5"><text:span text:style-name="T7">List&lt;String&gt; aRootFiles = fListRoot.with(aParam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ettrGoth12 BT" svg:font-family="'LettrGoth12 BT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Frobisher" svg:font-family="Frobisher" style:font-adornments="Standar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1918" svg:d="M737 1131h394l-564-1131-567 1131h398l-398 787h1131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Frobisher" fo:font-family="Frobisher" style:font-style-name="Standard" style:font-family-generic="modern" style:font-pitch="variable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obisher" fo:font-family="Frobisher" style:font-style-name="Standard" style:font-family-generic="moder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obisher" fo:font-family="Frobisher" style:font-style-name="Standard" style:font-family-generic="moder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obisher" fo:font-family="Frobisher" style:font-style-name="Standard" style:font-family-generic="moder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mar Sonnenschein</meta:initial-creator>
    <meta:creation-date>2015-07-03T08:45:28.908000000</meta:creation-date>
    <dc:date>2015-07-03T10:20:51.652000000</dc:date>
    <dc:creator>Elmar Sonnenschein</dc:creator>
    <meta:editing-duration>PT1H4M58S</meta:editing-duration>
    <meta:editing-cycles>8</meta:editing-cycles>
    <meta:generator>LibreOffice/4.4.3.2$Windows_x86 LibreOffice_project/88805f81e9fe61362df02b9941de8e38a9b5fd16</meta:generator>
    <meta:document-statistic meta:object-count="64"/>
  </office:meta>
</office:document-meta>
</file>